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f60" officeooo:paragraph-rsid="0002ef60"/>
    </style:style>
    <style:style style:name="P2" style:family="paragraph" style:parent-style-name="Standard" style:list-style-name="L1">
      <style:text-properties officeooo:rsid="0002ef60" officeooo:paragraph-rsid="0002ef60"/>
    </style:style>
    <style:style style:name="P3" style:family="paragraph" style:parent-style-name="Standard" style:list-style-name="L1">
      <style:text-properties officeooo:paragraph-rsid="0002ef60"/>
    </style:style>
    <style:style style:name="T1" style:family="text">
      <style:text-properties officeooo:rsid="0002ef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ждень 9 – 11</text:p>
      <text:p text:style-name="P1"/>
      <text:list xml:id="list2362846831" text:style-name="L1">
        <text:list-item>
          <text:p text:style-name="P3"><text:span text:style-name="T1">Написав веб-оболонку для додатку</text:span></text:p>
        </text:list-item>
        <text:list-item>
          <text:p text:style-name="P2">Протестував та пофіксив баг з однаковими іменами</text:p>
        </text:list-item>
        <text:list-item>
          <text:p text:style-name="P2">Покращив веб-оболонку</text:p>
        </text:list-item>
        <text:list-item>
          <text:p text:style-name="P2">Написав фронтенд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2:30:46.852167500</meta:creation-date>
    <dc:date>2018-05-24T22:33:01.870497965</dc:date>
    <meta:editing-duration>PT2M15S</meta:editing-duration>
    <meta:editing-cycles>1</meta:editing-cycles>
    <meta:document-statistic meta:table-count="0" meta:image-count="0" meta:object-count="0" meta:page-count="1" meta:paragraph-count="5" meta:word-count="22" meta:character-count="139" meta:non-whitespace-character-count="125"/>
    <meta:generator>LibreOffice/5.4.6.2$Linux_X86_64 LibreOffice_project/40m0$Build-2</meta:generator>
  </office:meta>
</office:document-meta>
</file>